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41954" calcext:value-type="float">
            <text:p>4195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41974" calcext:value-type="float">
            <text:p>4197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41995" calcext:value-type="float">
            <text:p>4199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42014" calcext:value-type="float">
            <text:p>4201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42035" calcext:value-type="float">
            <text:p>4203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42054" calcext:value-type="float">
            <text:p>4205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42071" calcext:value-type="float">
            <text:p>420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42095" calcext:value-type="float">
            <text:p>4209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table:number-columns-repeated="4"/>
          <table:table-cell table:formula="of:=AVERAGE([.E1:.E10])" office:value-type="float" office:value="1689" calcext:value-type="float">
            <text:p>1689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4.4843in" svg:y="0.0394in">
            <draw:object draw:notify-on-update-of-ranges="Sheet2.D2:Sheet2.D155 Sheet2.E2:Sheet2.E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21396" calcext:value-type="float">
            <text:p>21396</text:p>
          </table:table-cell>
          <table:table-cell office:value-type="string" calcext:value-type="string">
            <text:p>SpinupCommand(2)</text:p>
          </table:table-cell>
          <table:table-cell office:value-type="string" calcext:value-type="string">
            <text:p>initialize()</text:p>
          </table:table-cell>
          <table:table-cell table:number-columns-repeated="2"/>
        </table:table-row>
        <table:table-row table:style-name="ro1">
          <table:table-cell office:value-type="float" office:value="21404" calcext:value-type="float">
            <text:p>2140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8" calcext:value-type="float">
            <text:p>2142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8" calcext:value-type="float">
            <text:p>214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9" calcext:value-type="float">
            <text:p>2145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1488" calcext:value-type="float">
            <text:p>2148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1498" calcext:value-type="float">
            <text:p>214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1518" calcext:value-type="float">
            <text:p>215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1558" calcext:value-type="float">
            <text:p>215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1578" calcext:value-type="float">
            <text:p>215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1607" calcext:value-type="float">
            <text:p>216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1618" calcext:value-type="float">
            <text:p>216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1639" calcext:value-type="float">
            <text:p>216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21667" calcext:value-type="float">
            <text:p>2166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21678" calcext:value-type="float">
            <text:p>216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1698" calcext:value-type="float">
            <text:p>216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1728" calcext:value-type="float">
            <text:p>2172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21738" calcext:value-type="float">
            <text:p>217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21758" calcext:value-type="float">
            <text:p>217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21789" calcext:value-type="float">
            <text:p>2178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21798" calcext:value-type="float">
            <text:p>217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21818" calcext:value-type="float">
            <text:p>218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21847" calcext:value-type="float">
            <text:p>218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21858" calcext:value-type="float">
            <text:p>218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21884" calcext:value-type="float">
            <text:p>2188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1907" calcext:value-type="float">
            <text:p>219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1938" calcext:value-type="float">
            <text:p>219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1967" calcext:value-type="float">
            <text:p>2196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21978" calcext:value-type="float">
            <text:p>219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21998" calcext:value-type="float">
            <text:p>219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22027" calcext:value-type="float">
            <text:p>220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22039" calcext:value-type="float">
            <text:p>220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22058" calcext:value-type="float">
            <text:p>220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22087" calcext:value-type="float">
            <text:p>220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2103" calcext:value-type="float">
            <text:p>2210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22118" calcext:value-type="float">
            <text:p>221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22158" calcext:value-type="float">
            <text:p>221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2178" calcext:value-type="float">
            <text:p>221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22208" calcext:value-type="float">
            <text:p>222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2219" calcext:value-type="float">
            <text:p>2221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2239" calcext:value-type="float">
            <text:p>222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2268" calcext:value-type="float">
            <text:p>222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2279" calcext:value-type="float">
            <text:p>2227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2298" calcext:value-type="float">
            <text:p>222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22327" calcext:value-type="float">
            <text:p>223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2338" calcext:value-type="float">
            <text:p>223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2358" calcext:value-type="float">
            <text:p>223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2387" calcext:value-type="float">
            <text:p>223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2399" calcext:value-type="float">
            <text:p>2239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2418" calcext:value-type="float">
            <text:p>224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2447" calcext:value-type="float">
            <text:p>224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2458" calcext:value-type="float">
            <text:p>224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2478" calcext:value-type="float">
            <text:p>224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22506" calcext:value-type="float">
            <text:p>2250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2517" calcext:value-type="float">
            <text:p>2251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22537" calcext:value-type="float">
            <text:p>225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2565" calcext:value-type="float">
            <text:p>2256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2578" calcext:value-type="float">
            <text:p>225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2598" calcext:value-type="float">
            <text:p>225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2627" calcext:value-type="float">
            <text:p>226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2638" calcext:value-type="float">
            <text:p>226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2666" calcext:value-type="float">
            <text:p>2266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2687" calcext:value-type="float">
            <text:p>226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2698" calcext:value-type="float">
            <text:p>226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22747" calcext:value-type="float">
            <text:p>227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2758" calcext:value-type="float">
            <text:p>227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22778" calcext:value-type="float">
            <text:p>227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2808" calcext:value-type="float">
            <text:p>228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2819" calcext:value-type="float">
            <text:p>2281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2868" calcext:value-type="float">
            <text:p>228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2880" calcext:value-type="float">
            <text:p>22880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2898" calcext:value-type="float">
            <text:p>228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2928" calcext:value-type="float">
            <text:p>2292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2939" calcext:value-type="float">
            <text:p>229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2959" calcext:value-type="float">
            <text:p>2295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22989" calcext:value-type="float">
            <text:p>2298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2998" calcext:value-type="float">
            <text:p>229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3018" calcext:value-type="float">
            <text:p>230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3058" calcext:value-type="float">
            <text:p>230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3078" calcext:value-type="float">
            <text:p>230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3107" calcext:value-type="float">
            <text:p>231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3118" calcext:value-type="float">
            <text:p>231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3138" calcext:value-type="float">
            <text:p>231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3166" calcext:value-type="float">
            <text:p>2316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3178" calcext:value-type="float">
            <text:p>231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3231" calcext:value-type="float">
            <text:p>232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3238" calcext:value-type="float">
            <text:p>232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3258" calcext:value-type="float">
            <text:p>232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3318" calcext:value-type="float">
            <text:p>233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3358" calcext:value-type="float">
            <text:p>233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3381" calcext:value-type="float">
            <text:p>2338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3406" calcext:value-type="float">
            <text:p>2340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3418" calcext:value-type="float">
            <text:p>234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3438" calcext:value-type="float">
            <text:p>234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3467" calcext:value-type="float">
            <text:p>2346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3478" calcext:value-type="float">
            <text:p>234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3498" calcext:value-type="float">
            <text:p>234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3538" calcext:value-type="float">
            <text:p>235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3558" calcext:value-type="float">
            <text:p>235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3598" calcext:value-type="float">
            <text:p>235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3647" calcext:value-type="float">
            <text:p>236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3658" calcext:value-type="float">
            <text:p>236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3678" calcext:value-type="float">
            <text:p>236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3708" calcext:value-type="float">
            <text:p>237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3739" calcext:value-type="float">
            <text:p>237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3768" calcext:value-type="float">
            <text:p>237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3779" calcext:value-type="float">
            <text:p>2377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3801" calcext:value-type="float">
            <text:p>2380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3827" calcext:value-type="float">
            <text:p>238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23838" calcext:value-type="float">
            <text:p>238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3858" calcext:value-type="float">
            <text:p>238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3887" calcext:value-type="float">
            <text:p>238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3898" calcext:value-type="float">
            <text:p>238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3918" calcext:value-type="float">
            <text:p>239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3949" calcext:value-type="float">
            <text:p>2394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3958" calcext:value-type="float">
            <text:p>239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3978" calcext:value-type="float">
            <text:p>239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4008" calcext:value-type="float">
            <text:p>240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4039" calcext:value-type="float">
            <text:p>240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4098" calcext:value-type="float">
            <text:p>240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4128" calcext:value-type="float">
            <text:p>2412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4138" calcext:value-type="float">
            <text:p>241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4158" calcext:value-type="float">
            <text:p>241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4188" calcext:value-type="float">
            <text:p>2418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24198" calcext:value-type="float">
            <text:p>241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4218" calcext:value-type="float">
            <text:p>242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4258" calcext:value-type="float">
            <text:p>242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4278" calcext:value-type="float">
            <text:p>242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4308" calcext:value-type="float">
            <text:p>243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4340" calcext:value-type="float">
            <text:p>24340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4368" calcext:value-type="float">
            <text:p>243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4378" calcext:value-type="float">
            <text:p>243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4438" calcext:value-type="float">
            <text:p>244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4458" calcext:value-type="float">
            <text:p>244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4475" calcext:value-type="float">
            <text:p>24475</text:p>
          </table:table-cell>
          <table:table-cell office:value-type="string" calcext:value-type="string">
            <text:p>SpinupCommand(2)</text:p>
          </table:table-cell>
          <table:table-cell office:value-type="string" calcext:value-type="string">
            <text:p>end(true)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8in" svg:height="3.5429in" svg:x="4.4843in" svg:y="0.0394in">
            <draw:object draw:notify-on-update-of-ranges="Sheet3.D2:Sheet3.D128 Sheet3.E2:Sheet3.E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9891" calcext:value-type="float">
            <text:p>19891</text:p>
          </table:table-cell>
          <table:table-cell office:value-type="string" calcext:value-type="string">
            <text:p>SpinupCommand(2)</text:p>
          </table:table-cell>
          <table:table-cell office:value-type="string" calcext:value-type="string">
            <text:p>initialize()</text:p>
          </table:table-cell>
          <table:table-cell table:number-columns-repeated="2"/>
        </table:table-row>
        <table:table-row table:style-name="ro1">
          <table:table-cell office:value-type="float" office:value="19904" calcext:value-type="float">
            <text:p>1990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6" calcext:value-type="float">
            <text:p>1992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5" calcext:value-type="float">
            <text:p>1993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6" calcext:value-type="float">
            <text:p>199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9974" calcext:value-type="float">
            <text:p>1997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9994" calcext:value-type="float">
            <text:p>1999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20296" calcext:value-type="float">
            <text:p>202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20346" calcext:value-type="float">
            <text:p>2034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0376" calcext:value-type="float">
            <text:p>203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0396" calcext:value-type="float">
            <text:p>203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435" calcext:value-type="float">
            <text:p>2043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20456" calcext:value-type="float">
            <text:p>204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0475" calcext:value-type="float">
            <text:p>2047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0496" calcext:value-type="float">
            <text:p>204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20525" calcext:value-type="float">
            <text:p>2052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20536" calcext:value-type="float">
            <text:p>205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0555" calcext:value-type="float">
            <text:p>205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0576" calcext:value-type="float">
            <text:p>205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0595" calcext:value-type="float">
            <text:p>2059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20616" calcext:value-type="float">
            <text:p>2061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0646" calcext:value-type="float">
            <text:p>2064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20655" calcext:value-type="float">
            <text:p>206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677" calcext:value-type="float">
            <text:p>2067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0696" calcext:value-type="float">
            <text:p>206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716" calcext:value-type="float">
            <text:p>2071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0756" calcext:value-type="float">
            <text:p>207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20776" calcext:value-type="float">
            <text:p>207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0797" calcext:value-type="float">
            <text:p>2079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0813" calcext:value-type="float">
            <text:p>208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836" calcext:value-type="float">
            <text:p>208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0862" calcext:value-type="float">
            <text:p>2086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0886" calcext:value-type="float">
            <text:p>2088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20897" calcext:value-type="float">
            <text:p>2089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20936" calcext:value-type="float">
            <text:p>209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0957" calcext:value-type="float">
            <text:p>2095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0977" calcext:value-type="float">
            <text:p>2097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1016" calcext:value-type="float">
            <text:p>2101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1037" calcext:value-type="float">
            <text:p>210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1057" calcext:value-type="float">
            <text:p>2105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1077" calcext:value-type="float">
            <text:p>2107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1097" calcext:value-type="float">
            <text:p>2109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1127" calcext:value-type="float">
            <text:p>211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21157" calcext:value-type="float">
            <text:p>2115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1186" calcext:value-type="float">
            <text:p>2118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1197" calcext:value-type="float">
            <text:p>2119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1217" calcext:value-type="float">
            <text:p>2121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21277" calcext:value-type="float">
            <text:p>2127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1293" calcext:value-type="float">
            <text:p>212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1353" calcext:value-type="float">
            <text:p>21353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1378" calcext:value-type="float">
            <text:p>213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1393" calcext:value-type="float">
            <text:p>213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1433" calcext:value-type="float">
            <text:p>2143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1457" calcext:value-type="float">
            <text:p>2145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1487" calcext:value-type="float">
            <text:p>214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1493" calcext:value-type="float">
            <text:p>214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1517" calcext:value-type="float">
            <text:p>2151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1542" calcext:value-type="float">
            <text:p>2154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1573" calcext:value-type="float">
            <text:p>2157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1593" calcext:value-type="float">
            <text:p>215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1613" calcext:value-type="float">
            <text:p>216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1637" calcext:value-type="float">
            <text:p>21637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1653" calcext:value-type="float">
            <text:p>2165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1674" calcext:value-type="float">
            <text:p>2167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1699" calcext:value-type="float">
            <text:p>21699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1714" calcext:value-type="float">
            <text:p>2171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1773" calcext:value-type="float">
            <text:p>2177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1793" calcext:value-type="float">
            <text:p>217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1813" calcext:value-type="float">
            <text:p>218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1833" calcext:value-type="float">
            <text:p>2183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1853" calcext:value-type="float">
            <text:p>2185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1880" calcext:value-type="float">
            <text:p>21880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1893" calcext:value-type="float">
            <text:p>218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1913" calcext:value-type="float">
            <text:p>219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1937" calcext:value-type="float">
            <text:p>219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1953" calcext:value-type="float">
            <text:p>2195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1973" calcext:value-type="float">
            <text:p>2197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1993" calcext:value-type="float">
            <text:p>219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2022" calcext:value-type="float">
            <text:p>2202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2033" calcext:value-type="float">
            <text:p>2203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2053" calcext:value-type="float">
            <text:p>2205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2073" calcext:value-type="float">
            <text:p>2207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2093" calcext:value-type="float">
            <text:p>220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2113" calcext:value-type="float">
            <text:p>221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2142" calcext:value-type="float">
            <text:p>2214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2153" calcext:value-type="float">
            <text:p>2215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2173" calcext:value-type="float">
            <text:p>2217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2193" calcext:value-type="float">
            <text:p>221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2213" calcext:value-type="float">
            <text:p>222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2239" calcext:value-type="float">
            <text:p>222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2269" calcext:value-type="float">
            <text:p>2226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2273" calcext:value-type="float">
            <text:p>2227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2293" calcext:value-type="float">
            <text:p>222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2333" calcext:value-type="float">
            <text:p>2233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2373" calcext:value-type="float">
            <text:p>2237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2393" calcext:value-type="float">
            <text:p>223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2419" calcext:value-type="float">
            <text:p>2241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2430" calcext:value-type="float">
            <text:p>22430</text:p>
          </table:table-cell>
          <table:table-cell office:value-type="string" calcext:value-type="string">
            <text:p>SpinupCommand(2)</text:p>
          </table:table-cell>
          <table:table-cell office:value-type="string" calcext:value-type="string">
            <text:p>end(true)</text:p>
          </table:table-cell>
          <table:table-cell table:number-columns-repeated="2"/>
        </table:table-row>
      </table:table>
      <table:table table:name="p=0.001" table:style-name="ta1">
        <table:shapes>
          <draw:frame draw:z-index="0" draw:style-name="gr1" draw:text-style-name="P1" svg:width="6.2988in" svg:height="3.5429in" svg:x="4.4843in" svg:y="0.0394in">
            <draw:object draw:notify-on-update-of-ranges="'p=0.001'.D2:'p=0.001'.D134 'p=0.001'.E2:'p=0.001'.E1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6348" calcext:value-type="float">
            <text:p>16348</text:p>
          </table:table-cell>
          <table:table-cell office:value-type="string" calcext:value-type="string">
            <text:p>SpinupCommand(2)</text:p>
          </table:table-cell>
          <table:table-cell office:value-type="string" calcext:value-type="string">
            <text:p>initialize()</text:p>
          </table:table-cell>
          <table:table-cell table:number-columns-repeated="2"/>
        </table:table-row>
        <table:table-row table:style-name="ro1">
          <table:table-cell office:value-type="float" office:value="16365" calcext:value-type="float">
            <text:p>1636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6" calcext:value-type="float">
            <text:p>163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5" calcext:value-type="float">
            <text:p>1640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8" calcext:value-type="float">
            <text:p>164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6434" calcext:value-type="float">
            <text:p>1643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6454" calcext:value-type="float">
            <text:p>1645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6476" calcext:value-type="float">
            <text:p>164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6493" calcext:value-type="float">
            <text:p>164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6514" calcext:value-type="float">
            <text:p>1651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6535" calcext:value-type="float">
            <text:p>1653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6554" calcext:value-type="float">
            <text:p>1655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16574" calcext:value-type="float">
            <text:p>1657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16596" calcext:value-type="float">
            <text:p>165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16614" calcext:value-type="float">
            <text:p>1661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6634" calcext:value-type="float">
            <text:p>1663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6674" calcext:value-type="float">
            <text:p>1667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6694" calcext:value-type="float">
            <text:p>1669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6716" calcext:value-type="float">
            <text:p>16716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6734" calcext:value-type="float">
            <text:p>16734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16776" calcext:value-type="float">
            <text:p>167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6794" calcext:value-type="float">
            <text:p>1679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6814" calcext:value-type="float">
            <text:p>1681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6874" calcext:value-type="float">
            <text:p>1687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6898" calcext:value-type="float">
            <text:p>168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6915" calcext:value-type="float">
            <text:p>1691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6931" calcext:value-type="float">
            <text:p>169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6955" calcext:value-type="float">
            <text:p>169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6975" calcext:value-type="float">
            <text:p>1697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6991" calcext:value-type="float">
            <text:p>169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7016" calcext:value-type="float">
            <text:p>1701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7031" calcext:value-type="float">
            <text:p>170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7054" calcext:value-type="float">
            <text:p>1705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7076" calcext:value-type="float">
            <text:p>170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7094" calcext:value-type="float">
            <text:p>1709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7114" calcext:value-type="float">
            <text:p>1711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7136" calcext:value-type="float">
            <text:p>171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7154" calcext:value-type="float">
            <text:p>1715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7234" calcext:value-type="float">
            <text:p>1723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7256" calcext:value-type="float">
            <text:p>172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7274" calcext:value-type="float">
            <text:p>1727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7316" calcext:value-type="float">
            <text:p>1731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7334" calcext:value-type="float">
            <text:p>17334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7355" calcext:value-type="float">
            <text:p>173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7376" calcext:value-type="float">
            <text:p>173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7395" calcext:value-type="float">
            <text:p>1739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7411" calcext:value-type="float">
            <text:p>174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7435" calcext:value-type="float">
            <text:p>1743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7455" calcext:value-type="float">
            <text:p>1745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7471" calcext:value-type="float">
            <text:p>174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7496" calcext:value-type="float">
            <text:p>17496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7511" calcext:value-type="float">
            <text:p>175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7531" calcext:value-type="float">
            <text:p>175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7556" calcext:value-type="float">
            <text:p>175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7572" calcext:value-type="float">
            <text:p>1757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7591" calcext:value-type="float">
            <text:p>175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7616" calcext:value-type="float">
            <text:p>1761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7631" calcext:value-type="float">
            <text:p>176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7651" calcext:value-type="float">
            <text:p>1765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7677" calcext:value-type="float">
            <text:p>1767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7692" calcext:value-type="float">
            <text:p>1769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7713" calcext:value-type="float">
            <text:p>1771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7738" calcext:value-type="float">
            <text:p>177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17752" calcext:value-type="float">
            <text:p>1775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7772" calcext:value-type="float">
            <text:p>1777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7812" calcext:value-type="float">
            <text:p>1781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7831" calcext:value-type="float">
            <text:p>178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7856" calcext:value-type="float">
            <text:p>178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7891" calcext:value-type="float">
            <text:p>178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7915" calcext:value-type="float">
            <text:p>17915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7931" calcext:value-type="float">
            <text:p>179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7951" calcext:value-type="float">
            <text:p>1795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7976" calcext:value-type="float">
            <text:p>179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7992" calcext:value-type="float">
            <text:p>1799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8011" calcext:value-type="float">
            <text:p>180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8036" calcext:value-type="float">
            <text:p>180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8056" calcext:value-type="float">
            <text:p>180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8071" calcext:value-type="float">
            <text:p>180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8111" calcext:value-type="float">
            <text:p>181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8132" calcext:value-type="float">
            <text:p>1813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8157" calcext:value-type="float">
            <text:p>1815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18171" calcext:value-type="float">
            <text:p>181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8192" calcext:value-type="float">
            <text:p>1819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8217" calcext:value-type="float">
            <text:p>1821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8231" calcext:value-type="float">
            <text:p>182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8277" calcext:value-type="float">
            <text:p>1827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8292" calcext:value-type="float">
            <text:p>1829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311" calcext:value-type="float">
            <text:p>183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8337" calcext:value-type="float">
            <text:p>183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8372" calcext:value-type="float">
            <text:p>1837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8396" calcext:value-type="float">
            <text:p>183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8411" calcext:value-type="float">
            <text:p>184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8431" calcext:value-type="float">
            <text:p>184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8457" calcext:value-type="float">
            <text:p>1845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471" calcext:value-type="float">
            <text:p>184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8491" calcext:value-type="float">
            <text:p>184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8517" calcext:value-type="float">
            <text:p>1851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8531" calcext:value-type="float">
            <text:p>185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8551" calcext:value-type="float">
            <text:p>1855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8577" calcext:value-type="float">
            <text:p>1857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18591" calcext:value-type="float">
            <text:p>185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8612" calcext:value-type="float">
            <text:p>18612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8637" calcext:value-type="float">
            <text:p>186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8651" calcext:value-type="float">
            <text:p>1865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8671" calcext:value-type="float">
            <text:p>186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8696" calcext:value-type="float">
            <text:p>186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8711" calcext:value-type="float">
            <text:p>1871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8731" calcext:value-type="float">
            <text:p>187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8758" calcext:value-type="float">
            <text:p>187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8771" calcext:value-type="float">
            <text:p>187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8791" calcext:value-type="float">
            <text:p>187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8818" calcext:value-type="float">
            <text:p>188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8831" calcext:value-type="float">
            <text:p>1883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8851" calcext:value-type="float">
            <text:p>1885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8878" calcext:value-type="float">
            <text:p>188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8891" calcext:value-type="float">
            <text:p>188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8912" calcext:value-type="float">
            <text:p>1891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8938" calcext:value-type="float">
            <text:p>189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8951" calcext:value-type="float">
            <text:p>1895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8971" calcext:value-type="float">
            <text:p>1897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8997" calcext:value-type="float">
            <text:p>1899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9008" calcext:value-type="float">
            <text:p>19008</text:p>
          </table:table-cell>
          <table:table-cell office:value-type="string" calcext:value-type="string">
            <text:p>SpinupCommand(2)</text:p>
          </table:table-cell>
          <table:table-cell office:value-type="string" calcext:value-type="string">
            <text:p>end(true)</text:p>
          </table:table-cell>
          <table:table-cell table:number-columns-repeated="2"/>
        </table:table-row>
      </table:table>
      <table:table table:name="p=0.002" table:style-name="ta1">
        <table:shapes>
          <draw:frame draw:z-index="0" draw:style-name="gr1" draw:text-style-name="P1" svg:width="6.2988in" svg:height="3.5429in" svg:x="4.4843in" svg:y="0.0394in">
            <draw:object draw:notify-on-update-of-ranges="'p=0.002'.D2:'p=0.002'.D120 'p=0.002'.E2:'p=0.002'.E1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30824" calcext:value-type="float">
            <text:p>30824</text:p>
          </table:table-cell>
          <table:table-cell office:value-type="string" calcext:value-type="string">
            <text:p>SpinupCommand(2)</text:p>
          </table:table-cell>
          <table:table-cell office:value-type="string" calcext:value-type="string">
            <text:p>initialize()</text:p>
          </table:table-cell>
          <table:table-cell table:number-columns-repeated="2"/>
        </table:table-row>
        <table:table-row table:style-name="ro1">
          <table:table-cell office:value-type="float" office:value="30832" calcext:value-type="float">
            <text:p>3083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6" calcext:value-type="float">
            <text:p>308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0891" calcext:value-type="float">
            <text:p>308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0907" calcext:value-type="float">
            <text:p>309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0937" calcext:value-type="float">
            <text:p>309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0948" calcext:value-type="float">
            <text:p>3094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0967" calcext:value-type="float">
            <text:p>3096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30996" calcext:value-type="float">
            <text:p>309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31007" calcext:value-type="float">
            <text:p>310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31027" calcext:value-type="float">
            <text:p>310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31056" calcext:value-type="float">
            <text:p>3105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31068" calcext:value-type="float">
            <text:p>310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31087" calcext:value-type="float">
            <text:p>310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1116" calcext:value-type="float">
            <text:p>3111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1127" calcext:value-type="float">
            <text:p>311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31147" calcext:value-type="float">
            <text:p>311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31176" calcext:value-type="float">
            <text:p>311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31187" calcext:value-type="float">
            <text:p>311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31207" calcext:value-type="float">
            <text:p>312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1236" calcext:value-type="float">
            <text:p>312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31247" calcext:value-type="float">
            <text:p>312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1268" calcext:value-type="float">
            <text:p>312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1298" calcext:value-type="float">
            <text:p>312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1308" calcext:value-type="float">
            <text:p>313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1328" calcext:value-type="float">
            <text:p>3132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31358" calcext:value-type="float">
            <text:p>313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31367" calcext:value-type="float">
            <text:p>3136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31393" calcext:value-type="float">
            <text:p>31393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31417" calcext:value-type="float">
            <text:p>3141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31427" calcext:value-type="float">
            <text:p>314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31478" calcext:value-type="float">
            <text:p>314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31487" calcext:value-type="float">
            <text:p>314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1507" calcext:value-type="float">
            <text:p>315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31536" calcext:value-type="float">
            <text:p>3153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31547" calcext:value-type="float">
            <text:p>315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31567" calcext:value-type="float">
            <text:p>3156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31596" calcext:value-type="float">
            <text:p>3159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1607" calcext:value-type="float">
            <text:p>316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31627" calcext:value-type="float">
            <text:p>316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1658" calcext:value-type="float">
            <text:p>316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1667" calcext:value-type="float">
            <text:p>3166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1688" calcext:value-type="float">
            <text:p>3168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1719" calcext:value-type="float">
            <text:p>3171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1727" calcext:value-type="float">
            <text:p>317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1749" calcext:value-type="float">
            <text:p>3174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1776" calcext:value-type="float">
            <text:p>31776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1787" calcext:value-type="float">
            <text:p>317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1837" calcext:value-type="float">
            <text:p>3183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31847" calcext:value-type="float">
            <text:p>31847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31868" calcext:value-type="float">
            <text:p>318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31902" calcext:value-type="float">
            <text:p>31902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1908" calcext:value-type="float">
            <text:p>319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1929" calcext:value-type="float">
            <text:p>3192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31958" calcext:value-type="float">
            <text:p>319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31968" calcext:value-type="float">
            <text:p>31968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31989" calcext:value-type="float">
            <text:p>3198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2018" calcext:value-type="float">
            <text:p>320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32028" calcext:value-type="float">
            <text:p>3202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2048" calcext:value-type="float">
            <text:p>3204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2078" calcext:value-type="float">
            <text:p>320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2087" calcext:value-type="float">
            <text:p>3208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2108" calcext:value-type="float">
            <text:p>321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2138" calcext:value-type="float">
            <text:p>321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32147" calcext:value-type="float">
            <text:p>3214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32168" calcext:value-type="float">
            <text:p>321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2199" calcext:value-type="float">
            <text:p>3219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32208" calcext:value-type="float">
            <text:p>322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2228" calcext:value-type="float">
            <text:p>3222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2258" calcext:value-type="float">
            <text:p>322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32268" calcext:value-type="float">
            <text:p>322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32288" calcext:value-type="float">
            <text:p>3228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32328" calcext:value-type="float">
            <text:p>3232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2348" calcext:value-type="float">
            <text:p>3234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32378" calcext:value-type="float">
            <text:p>3237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2391" calcext:value-type="float">
            <text:p>3239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32409" calcext:value-type="float">
            <text:p>3240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2438" calcext:value-type="float">
            <text:p>3243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2448" calcext:value-type="float">
            <text:p>3244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2468" calcext:value-type="float">
            <text:p>3246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32499" calcext:value-type="float">
            <text:p>3249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32507" calcext:value-type="float">
            <text:p>3250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32527" calcext:value-type="float">
            <text:p>32527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32558" calcext:value-type="float">
            <text:p>325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2569" calcext:value-type="float">
            <text:p>3256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2588" calcext:value-type="float">
            <text:p>3258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32618" calcext:value-type="float">
            <text:p>326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32629" calcext:value-type="float">
            <text:p>3262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32649" calcext:value-type="float">
            <text:p>3264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32679" calcext:value-type="float">
            <text:p>3267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32688" calcext:value-type="float">
            <text:p>3268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32708" calcext:value-type="float">
            <text:p>327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2739" calcext:value-type="float">
            <text:p>327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32748" calcext:value-type="float">
            <text:p>3274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2799" calcext:value-type="float">
            <text:p>3279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32809" calcext:value-type="float">
            <text:p>3280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32829" calcext:value-type="float">
            <text:p>3282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32859" calcext:value-type="float">
            <text:p>3285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32869" calcext:value-type="float">
            <text:p>3286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2899" calcext:value-type="float">
            <text:p>3289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32918" calcext:value-type="float">
            <text:p>3291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32929" calcext:value-type="float">
            <text:p>32929</text:p>
          </table:table-cell>
          <table:table-cell office:value-type="string" calcext:value-type="string">
            <text:p>SpinupCommand(1)</text:p>
          </table:table-cell>
          <table:table-cell/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32949" calcext:value-type="float">
            <text:p>3294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32981" calcext:value-type="float">
            <text:p>32981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2989" calcext:value-type="float">
            <text:p>3298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33008" calcext:value-type="float">
            <text:p>3300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33039" calcext:value-type="float">
            <text:p>3303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33048" calcext:value-type="float">
            <text:p>3304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33069" calcext:value-type="float">
            <text:p>3306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33098" calcext:value-type="float">
            <text:p>3309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33109" calcext:value-type="float">
            <text:p>3310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3129" calcext:value-type="float">
            <text:p>3312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33158" calcext:value-type="float">
            <text:p>33158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3169" calcext:value-type="float">
            <text:p>3316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3189" calcext:value-type="float">
            <text:p>33189</text:p>
          </table:table-cell>
          <table:table-cell office:value-type="string" calcext:value-type="string">
            <text:p>SpinupCommand(1)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33204" calcext:value-type="float">
            <text:p>33204</text:p>
          </table:table-cell>
          <table:table-cell office:value-type="string" calcext:value-type="string">
            <text:p>SpinupCommand(2)</text:p>
          </table:table-cell>
          <table:table-cell office:value-type="string" calcext:value-type="string">
            <text:p>end(true)</text:p>
          </table:table-cell>
          <table:table-cell table:number-columns-repeated="2"/>
        </table:table-row>
      </table:table>
      <table:table table:name="i=0.0005" table:style-name="ta1">
        <table:shapes>
          <draw:frame draw:z-index="0" draw:style-name="gr1" draw:text-style-name="P1" svg:width="6.2988in" svg:height="3.5429in" svg:x="3.3606in" svg:y="0.9031in">
            <draw:object draw:notify-on-update-of-ranges="'i=0.0005'.A1:'i=0.0005'.A1 'i=0.0005'.A2:'i=0.0005'.A75 'i=0.0005'.B1:'i=0.0005'.B1 'i=0.0005'.B2:'i=0.0005'.B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table:number-columns-repeated="2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34" calcext:value-type="float">
            <text:p>1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13:14:25.515000000</meta:creation-date>
    <dc:date>2024-08-21T06:17:02.215000000</dc:date>
    <meta:editing-duration>PT16H15M30S</meta:editing-duration>
    <meta:editing-cycles>2</meta:editing-cycles>
    <meta:generator>LibreOffice/24.2.5.2$Windows_X86_64 LibreOffice_project/bffef4ea93e59bebbeaf7f431bb02b1a39ee8a59</meta:generator>
    <meta:document-statistic meta:table-count="6" meta:cell-count="2347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46cm" style:legend-expansion="high" chart:style-name="ch2"/>
        <chart:plot-area chart:style-name="ch3" table:cell-range-address="Sheet2.D2:Sheet2.E155" svg:x="0.32cm" svg:y="0.18cm" svg:width="12.428cm" svg:height="8.64cm">
          <chart:coordinate-region svg:x="1.353cm" svg:y="0.382cm" svg:width="11.327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155" chart:class="chart:line">
            <chart:data-point chart:repeated="154"/>
          </chart:series>
          <chart:series chart:style-name="ch7" chart:values-cell-range-address="Sheet2.E2:Sheet2.E155" chart:class="chart:line">
            <chart:data-point chart:repeated="1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0">
                <text:p>1440</text:p>
                <draw:g>
                  <svg:desc>Sheet2.D2:Sheet2.D155</svg:desc>
                </draw:g>
              </table:table-cell>
              <table:table-cell office:value-type="float" office:value="0">
                <text:p>0</text:p>
                <draw:g>
                  <svg:desc>Sheet2.E2:Sheet2.E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0">
                <text:p>144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0">
                <text:p>144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0">
                <text:p>144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">
                <text:p>144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0">
                <text:p>144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0">
                <text:p>1440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">
                <text:p>144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">
                <text:p>1440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0">
                <text:p>144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">
                <text:p>144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0">
                <text:p>1440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0">
                <text:p>1440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0">
                <text:p>144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0">
                <text:p>144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0">
                <text:p>144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0">
                <text:p>144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">
                <text:p>1440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0">
                <text:p>144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">
                <text:p>144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0">
                <text:p>1440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0">
                <text:p>1440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0">
                <text:p>1440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0">
                <text:p>144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0">
                <text:p>1440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0">
                <text:p>144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0">
                <text:p>1440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0">
                <text:p>144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0">
                <text:p>144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0">
                <text:p>1440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0">
                <text:p>144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0">
                <text:p>1440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0">
                <text:p>1440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0">
                <text:p>144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0">
                <text:p>1440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0">
                <text:p>1440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0">
                <text:p>144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0">
                <text:p>144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0">
                <text:p>144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0">
                <text:p>144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0">
                <text:p>144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0">
                <text:p>144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0">
                <text:p>144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0">
                <text:p>144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0">
                <text:p>144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40">
                <text:p>144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0">
                <text:p>144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">
                <text:p>144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0">
                <text:p>144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0">
                <text:p>144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0">
                <text:p>144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0">
                <text:p>144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0">
                <text:p>144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40">
                <text:p>144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0">
                <text:p>144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0">
                <text:p>144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0">
                <text:p>144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0">
                <text:p>144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0">
                <text:p>144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40">
                <text:p>144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0">
                <text:p>144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0">
                <text:p>144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">
                <text:p>144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">
                <text:p>144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0">
                <text:p>144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0">
                <text:p>144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0">
                <text:p>144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0">
                <text:p>144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40">
                <text:p>144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0">
                <text:p>144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0">
                <text:p>144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0">
                <text:p>144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0">
                <text:p>144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40">
                <text:p>144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0">
                <text:p>144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0">
                <text:p>1440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40">
                <text:p>144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0">
                <text:p>144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0">
                <text:p>144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0">
                <text:p>144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0">
                <text:p>144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0">
                <text:p>144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40">
                <text:p>144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0">
                <text:p>144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40">
                <text:p>144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0">
                <text:p>144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40">
                <text:p>144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40">
                <text:p>1440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40">
                <text:p>1440</text:p>
              </table:table-cell>
              <table:table-cell office:value-type="float" office:value="1391">
                <text:p>1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46cm" style:legend-expansion="high" chart:style-name="ch2"/>
        <chart:plot-area chart:style-name="ch3" table:cell-range-address="Sheet3.D2:Sheet3.E128" svg:x="0.32cm" svg:y="0.18cm" svg:width="12.428cm" svg:height="8.64cm">
          <chart:coordinate-region svg:x="1.354cm" svg:y="0.382cm" svg:width="11.25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28" chart:class="chart:line">
            <chart:data-point chart:repeated="127"/>
          </chart:series>
          <chart:series chart:style-name="ch7" chart:values-cell-range-address="Sheet3.E2:Sheet3.E128" chart:class="chart:line">
            <chart:data-point chart:repeated="1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0">
                <text:p>1440</text:p>
                <draw:g>
                  <svg:desc>Sheet3.D2:Sheet3.D128</svg:desc>
                </draw:g>
              </table:table-cell>
              <table:table-cell office:value-type="float" office:value="0">
                <text:p>0</text:p>
                <draw:g>
                  <svg:desc>Sheet3.E2:Sheet3.E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0">
                <text:p>144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0">
                <text:p>144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0">
                <text:p>144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">
                <text:p>144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0">
                <text:p>144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0">
                <text:p>1440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">
                <text:p>144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">
                <text:p>144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0">
                <text:p>144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">
                <text:p>144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0">
                <text:p>144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0">
                <text:p>1440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0">
                <text:p>144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0">
                <text:p>1440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0">
                <text:p>144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0">
                <text:p>1440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">
                <text:p>144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0">
                <text:p>144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">
                <text:p>144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0">
                <text:p>1440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0">
                <text:p>1440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0">
                <text:p>1440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0">
                <text:p>144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0">
                <text:p>1440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0">
                <text:p>144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0">
                <text:p>144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0">
                <text:p>1440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0">
                <text:p>1440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0">
                <text:p>144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0">
                <text:p>144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0">
                <text:p>14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0">
                <text:p>144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0">
                <text:p>144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0">
                <text:p>144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0">
                <text:p>1440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0">
                <text:p>144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">
                <text:p>1440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0">
                <text:p>14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0">
                <text:p>14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0">
                <text:p>144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0">
                <text:p>144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0">
                <text:p>144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0">
                <text:p>144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0">
                <text:p>144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0">
                <text:p>144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0">
                <text:p>144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0">
                <text:p>144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">
                <text:p>144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0">
                <text:p>144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0">
                <text:p>144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0">
                <text:p>144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0">
                <text:p>144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40">
                <text:p>144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0">
                <text:p>144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">
                <text:p>144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0">
                <text:p>14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0">
                <text:p>144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40">
                <text:p>14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0">
                <text:p>144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">
                <text:p>14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40">
                <text:p>144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0">
                <text:p>14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40">
                <text:p>144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0">
                <text:p>14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0">
                <text:p>144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0">
                <text:p>144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0">
                <text:p>144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0">
                <text:p>144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0">
                <text:p>1440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0">
                <text:p>144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0">
                <text:p>144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0">
                <text:p>144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46cm" style:legend-expansion="high" chart:style-name="ch2"/>
        <chart:plot-area chart:style-name="ch3" table:cell-range-address="'p=0.001'.D2:'p=0.001'.E134" svg:x="0.32cm" svg:y="0.18cm" svg:width="12.428cm" svg:height="8.64cm">
          <chart:coordinate-region svg:x="1.354cm" svg:y="0.382cm" svg:width="11.394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1'.D2:'p=0.001'.D134" chart:class="chart:line">
            <chart:data-point chart:repeated="133"/>
          </chart:series>
          <chart:series chart:style-name="ch7" chart:values-cell-range-address="'p=0.001'.E2:'p=0.001'.E134" chart:class="chart:line">
            <chart:data-point chart:repeated="1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0">
                <text:p>1440</text:p>
                <draw:g>
                  <svg:desc>'p=0.001'.D2:'p=0.001'.D134</svg:desc>
                </draw:g>
              </table:table-cell>
              <table:table-cell office:value-type="float" office:value="0">
                <text:p>0</text:p>
                <draw:g>
                  <svg:desc>'p=0.001'.E2:'p=0.001'.E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0">
                <text:p>144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0">
                <text:p>144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0">
                <text:p>144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">
                <text:p>144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0">
                <text:p>144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0">
                <text:p>144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">
                <text:p>144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">
                <text:p>144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0">
                <text:p>144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">
                <text:p>144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0">
                <text:p>144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">
                <text:p>1440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0">
                <text:p>144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0">
                <text:p>1440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0">
                <text:p>1440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0">
                <text:p>1440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0">
                <text:p>1440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">
                <text:p>144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0">
                <text:p>1440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0">
                <text:p>144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46cm" style:legend-expansion="high" chart:style-name="ch2"/>
        <chart:plot-area chart:style-name="ch3" table:cell-range-address="'p=0.002'.D2:'p=0.002'.E120" svg:x="0.32cm" svg:y="0.18cm" svg:width="12.428cm" svg:height="8.64cm">
          <chart:coordinate-region svg:x="1.354cm" svg:y="0.382cm" svg:width="11.394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2'.D2:'p=0.002'.D120" chart:class="chart:line">
            <chart:data-point chart:repeated="119"/>
          </chart:series>
          <chart:series chart:style-name="ch7" chart:values-cell-range-address="'p=0.002'.E2:'p=0.002'.E120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0">
                <text:p>1440</text:p>
                <draw:g>
                  <svg:desc>'p=0.002'.D2:'p=0.002'.D120</svg:desc>
                </draw:g>
              </table:table-cell>
              <table:table-cell office:value-type="float" office:value="0">
                <text:p>0</text:p>
                <draw:g>
                  <svg:desc>'p=0.002'.E2:'p=0.002'.E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0">
                <text:p>144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0">
                <text:p>144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0">
                <text:p>144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0">
                <text:p>144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">
                <text:p>144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0">
                <text:p>1440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0">
                <text:p>1440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">
                <text:p>144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">
                <text:p>144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0">
                <text:p>1440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0">
                <text:p>144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0">
                <text:p>1440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0">
                <text:p>144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40">
                <text:p>1440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0">
                <text:p>144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40">
                <text:p>1440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0">
                <text:p>144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40">
                <text:p>144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0">
                <text:p>1440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40">
                <text:p>144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40">
                <text:p>144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0">
                <text:p>144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40">
                <text:p>144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0">
                <text:p>144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0">
                <text:p>1440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0">
                <text:p>144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40">
                <text:p>1440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40">
                <text:p>1440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19cm" svg:y="3.946cm" style:legend-expansion="high" chart:style-name="ch2"/>
        <chart:plot-area chart:style-name="ch3" table:cell-range-address="'i=0.0005'.A1:'i=0.0005'.B75" chart:data-source-has-labels="row" svg:x="0.32cm" svg:y="0.18cm" svg:width="12.979cm" svg:height="8.64cm">
          <chart:coordinate-region svg:x="1.354cm" svg:y="0.382cm" svg:width="11.945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=0.0005'.A2:'i=0.0005'.A75" chart:label-cell-address="'i=0.0005'.A1:'i=0.0005'.A1" chart:class="chart:line">
            <chart:data-point chart:repeated="74"/>
          </chart:series>
          <chart:series chart:style-name="ch7" chart:values-cell-range-address="'i=0.0005'.B2:'i=0.0005'.B75" chart:label-cell-address="'i=0.0005'.B1:'i=0.0005'.B1" chart:class="chart:line"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i=0.0005'.A1:'i=0.0005'.A1</svg:desc>
                </draw:g>
              </table:table-cell>
              <table:table-cell office:value-type="string">
                <text:p>Speed</text:p>
                <draw:g>
                  <svg:desc>'i=0.0005'.B1:'i=0.0005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0">
                <text:p>1440</text:p>
                <draw:g>
                  <svg:desc>'i=0.0005'.A2:'i=0.0005'.A75</svg:desc>
                </draw:g>
              </table:table-cell>
              <table:table-cell office:value-type="float" office:value="0">
                <text:p>0</text:p>
                <draw:g>
                  <svg:desc>'i=0.0005'.B2:'i=0.0005'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40">
                <text:p>144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0">
                <text:p>144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0">
                <text:p>144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0">
                <text:p>1440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0">
                <text:p>144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0">
                <text:p>1440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">
                <text:p>144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">
                <text:p>144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0">
                <text:p>14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0">
                <text:p>144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0">
                <text:p>144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0">
                <text:p>144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0">
                <text:p>144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0">
                <text:p>1440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0">
                <text:p>1440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0">
                <text:p>144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40">
                <text:p>144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0">
                <text:p>144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40">
                <text:p>144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">
                <text:p>144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0">
                <text:p>1440</text:p>
              </table:table-cell>
              <table:table-cell office:value-type="float" office:value="1434">
                <text:p>14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